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Caladea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Caladea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Caladea" fo:font-size="12pt" style:font-size-asian="12pt" style:font-size-complex="12pt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fo:color="#000000" loext:opacity="100%" style:font-name="Caladea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Caladea" fo:font-size="12pt" officeooo:rsid="00223b68" officeooo:paragraph-rsid="00223b68" style:font-size-asian="12pt" style:font-size-complex="12pt"/>
    </style:style>
    <style:style style:name="P6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Caladea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2">
      <style:paragraph-properties fo:line-height="150%" fo:text-align="justify" style:justify-single-word="false"/>
      <style:text-properties fo:color="#000000" loext:opacity="100%" style:font-name="Caladea" fo:font-size="12pt" style:font-size-asian="12pt" style:font-size-complex="12pt"/>
    </style:style>
    <style:style style:name="T1" style:family="text">
      <style:text-properties officeooo:rsid="001f9a2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ícios_045 if e While</text:p>
      <text:p text:style-name="P3"/>
      <text:p text:style-name="P3"/>
      <text:list xml:id="list3758568167" text:style-name="L2">
        <text:list-item>
          <text:p text:style-name="P4">Escreva um programa que pergunte a velocidade do carro de um usuário. Caso ultrapasse 80 km/h, exiba uma mensagem dizendo que o usuário foi multado. Nesse caso, exiba o valor da multa, cobrando 500 kuanzas por km acima de 80 km/h.</text:p>
        </text:list-item>
        <text:list-item>
          <text:p text:style-name="P4">Escreva um programa que leia três números e que imprima o maior e o menor.</text:p>
        </text:list-item>
        <text:list-item>
          <text:p text:style-name="P4">Escreva um programa que pergunte o salário do funcionário e calcule o valor do aumento. Para salários superiores a 1.250 dólares calcule um aumento de 10%. Para os inferiores ou iguais, de 15%.</text:p>
        </text:list-item>
        <text:list-item>
          <text:p text:style-name="P4">Escreva um programa que leia dois números e que pergunte qual operação você deseja realizar. Você deve poder calcular soma (+), subtração (-), multiplicação (*) e divisão (/). Exiba o resultado da operação solicitada.</text:p>
        </text:list-item>
        <text:list-item>
          <text:p text:style-name="P4">Modifique o programa para exibir os números de 1 a 100</text:p>
        </text:list-item>
        <text:list-item>
          <text:p text:style-name="P4">Faça um programa para escrever a contagem regressiva para a chegada do ano novo. O programa deve imprimir 10, 9, 8, …, 1, 0 e Ano Novo! na tela.</text:p>
        </text:list-item>
        <text:list-item>
          <text:p text:style-name="P4">Escreva um programa para imprimir os múltiplos de 3 no intervalo de 50 – 150</text:p>
        </text:list-item>
        <text:list-item>
          <text:p text:style-name="P4">Escreva um programa que leia dois números. Imprima o resultado da multiplicação do primeiro pelo segundo. Utilize apenas os operadores de soma e subtração para calcular o resultado. Lembre-se de que podemos entender a multiplicação de dois números como somas sucessivas de um deles. Assim, 4 × 5 = 5 + 5 + 5 + 5 = 4 + 4 + 4 + 4 + 4.</text:p>
        </text:list-item>
        <text:list-item>
          <text:p text:style-name="P7">Faça um Programa que leia um número e exiba o dia correspondente da semana. (1-Domingo, 2- Segunda, etc.), se digitar outro valor deve aparecer valor inválido.</text:p>
        </text:list-item>
        <text:list-item>
          <text:p text:style-name="P1">Desenvolva um gerador de tabuada, capaz de gerar a tabuada de qualquer número inteiro entre 1 a 10. O usuário deve informar de qual numero ele deseja ver a tabuada.</text:p>
        </text:list-item>
        <text:list-item>
          <text:p text:style-name="P6">A série de Fibonacci é formada pela seqüência 0,1,1,2,3,5,8,13,21,34,55,... Faça um programa que gere a série até que o valor seja maior que 500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2:48:39.437862670</meta:creation-date>
    <dc:date>2022-12-14T15:52:25.103646569</dc:date>
    <meta:editing-duration>PT13M39S</meta:editing-duration>
    <meta:editing-cycles>4</meta:editing-cycles>
    <meta:generator>LibreOffice/7.2.7.2$Linux_X86_64 LibreOffice_project/20$Build-2</meta:generator>
    <meta:document-statistic meta:table-count="0" meta:image-count="0" meta:object-count="0" meta:page-count="1" meta:paragraph-count="12" meta:word-count="338" meta:character-count="1837" meta:non-whitespace-character-count="1521"/>
  </office:meta>
</office:document-meta>
</file>